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a833" officeooo:paragraph-rsid="0020a833"/>
    </style:style>
    <style:style style:name="P2" style:family="paragraph" style:parent-style-name="Standard" style:list-style-name="L4">
      <style:text-properties officeooo:rsid="0020a833" officeooo:paragraph-rsid="0020a833"/>
    </style:style>
    <style:style style:name="P3" style:family="paragraph" style:parent-style-name="Standard" style:list-style-name="L5">
      <style:text-properties officeooo:rsid="0020a833" officeooo:paragraph-rsid="0020a833"/>
    </style:style>
    <style:style style:name="P4" style:family="paragraph" style:parent-style-name="Standard" style:list-style-name="L3">
      <style:text-properties officeooo:paragraph-rsid="0020a833"/>
    </style:style>
    <style:style style:name="P5" style:family="paragraph" style:parent-style-name="Standard" style:list-style-name="L4">
      <style:text-properties officeooo:paragraph-rsid="0020a833"/>
    </style:style>
    <style:style style:name="T1" style:family="text">
      <style:text-properties fo:font-size="14pt" fo:font-style="italic" officeooo:rsid="001fbd95" style:font-size-asian="14pt" style:font-style-asian="italic" style:font-size-complex="14pt" style:font-style-complex="italic"/>
    </style:style>
    <style:style style:name="T2" style:family="text">
      <style:text-properties officeooo:rsid="0020a8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Storage Classes</text:span></text:p>
      <text:p text:style-name="P1">Storage classes :</text:p>
      <text:list xml:id="list4391922555900854299" text:style-name="L3">
        <text:list-item>
          <text:p text:style-name="P4"><text:span text:style-name="T2">Automatic</text:span></text:p>
        </text:list-item>
        <text:list-item>
          <text:p text:style-name="P4"><text:span text:style-name="T2">static</text:span></text:p>
        </text:list-item>
      </text:list>
      <text:p text:style-name="P1">1. Automatic :</text:p>
      <text:list xml:id="list4023169118251372279" text:style-name="L4">
        <text:list-item>
          <text:p text:style-name="P5"><text:span text:style-name="T2">Locacl to a block</text:span></text:p>
        </text:list-item>
        <text:list-item>
          <text:p text:style-name="P2">Discarded on exit from the block</text:p>
        </text:list-item>
        <text:list-item>
          <text:p text:style-name="P2">Declaration with in a block create automatic objects</text:p>
        </text:list-item>
        <text:list-item>
          <text:p text:style-name="P5"><text:span text:style-name="T2">Declared register – stored in FAST REGISTERS</text:span></text:p>
        </text:list-item>
      </text:list>
      <text:p text:style-name="P1">2. Static :</text:p>
      <text:list xml:id="list6536699168045220226" text:style-name="L5">
        <text:list-item>
          <text:p text:style-name="P3">Local to a block or external to all blocks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5:29:58.609988563</meta:creation-date>
    <dc:date>2019-04-10T15:42:57.600665959</dc:date>
    <meta:editing-duration>PT10M44S</meta:editing-duration>
    <meta:editing-cycles>2</meta:editing-cycles>
    <meta:generator>LibreOffice/4.2.3.3$Linux_x86 LibreOffice_project/420m0$Build-3</meta:generator>
    <meta:document-statistic meta:table-count="0" meta:image-count="0" meta:object-count="0" meta:page-count="1" meta:paragraph-count="12" meta:word-count="54" meta:character-count="274" meta:non-whitespace-character-count="233"/>
  </office:meta>
</office:document-meta>
</file>